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d7baa" officeooo:paragraph-rsid="000d7baa"/>
    </style:style>
    <style:style style:name="P2" style:family="paragraph" style:parent-style-name="Text_20_body">
      <style:text-properties officeooo:rsid="000f4e43" officeooo:paragraph-rsid="000f4e43"/>
    </style:style>
    <style:style style:name="P3" style:family="paragraph" style:parent-style-name="Text_20_body">
      <style:text-properties officeooo:rsid="00123906" officeooo:paragraph-rsid="00123906"/>
    </style:style>
    <style:style style:name="P4" style:family="paragraph" style:parent-style-name="codelastline">
      <style:text-properties officeooo:rsid="000a7a87" officeooo:paragraph-rsid="000a7a87"/>
    </style:style>
    <style:style style:name="P5" style:family="paragraph" style:parent-style-name="codelastline">
      <style:text-properties officeooo:paragraph-rsid="000a330d"/>
    </style:style>
    <style:style style:name="P6" style:family="paragraph" style:parent-style-name="notebody">
      <style:text-properties officeooo:rsid="000f4e43" officeooo:paragraph-rsid="000f4e43"/>
    </style:style>
    <style:style style:name="P7" style:family="paragraph" style:parent-style-name="notebody">
      <style:text-properties officeooo:rsid="001124bd" officeooo:paragraph-rsid="001124bd"/>
    </style:style>
    <style:style style:name="P8" style:family="paragraph" style:parent-style-name="Text_20_body">
      <style:text-properties officeooo:rsid="0016ec01" officeooo:paragraph-rsid="0016ec01"/>
    </style:style>
    <style:style style:name="T1" style:family="text">
      <style:text-properties officeooo:rsid="000a33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62b0"/>
    </style:style>
    <style:style style:name="T4" style:family="text">
      <style:text-properties officeooo:rsid="00123906"/>
    </style:style>
    <style:style style:name="T5" style:family="text">
      <style:text-properties officeooo:rsid="0016e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eloping Backbone js Applications</text:h>
      <text:p text:style-name="Text_20_body">Notes <text:span text:style-name="T3">Chapter 3</text:span></text:p>
      <text:p text:style-name="Text_20_body"/>
      <text:p text:style-name="notebody">Read or clone all of a model's data attributes. Returns an object with all of the properties and values</text:p>
      <text:p text:style-name="codelastline">modelVarName.toJSON()</text:p>
      <text:p text:style-name="notebody">Show the properties of <text:span text:style-name="T1">a model</text:span> in the console:</text:p>
      <text:p text:style-name="codelastline">console.log(JSON.stringify(<text:span text:style-name="T1">modelVarName</text:span>))</text:p>
      <text:p text:style-name="notebody">Silence the broadcast of changes to the modelName</text:p>
      <text:p text:style-name="P4">modelVarName.set({propName: 'value'}, {silent: true});</text:p>
      <text:p text:style-name="notebody">Bind a listener to the model for its change event using while creating the initialize function:</text:p>
      <text:p text:style-name="code1">var Todo = Backbone.Model.extend({</text:p>
      <text:p text:style-name="code1"><text:tab/>defaults: {</text:p>
      <text:p text:style-name="code1"><text:tab/><text:tab/>title: '',</text:p>
      <text:p text:style-name="code1"><text:tab/><text:tab/>completed: false</text:p>
      <text:p text:style-name="code1"><text:tab/>},</text:p>
      <text:p text:style-name="code1"><text:tab/>initialize: function() {</text:p>
      <text:p text:style-name="code1"><text:tab/><text:tab/>console.log('model initialized');</text:p>
      <text:p text:style-name="code1"><text:tab/><text:tab/>this.on('change', function() {</text:p>
      <text:p text:style-name="code1"><text:tab/><text:tab/><text:tab/>console.log('values for this model have changed');</text:p>
      <text:p text:style-name="code1"><text:tab/><text:tab/>});</text:p>
      <text:p text:style-name="code1"><text:tab/>}</text:p>
      <text:p text:style-name="P5">});</text:p>
      <text:p text:style-name="P1">To change the above to listen for a single property change:</text:p>
      <text:p text:style-name="code1">this.on(<text:span text:style-name="T2">'change:title'</text:span>, function() {</text:p>
      <text:p text:style-name="code1"><text:tab/>console.log('value for the title property has changed');</text:p>
      <text:p text:style-name="codelastline"><text:tab/>});</text:p>
      <text:p text:style-name="codelastline"/>
      <text:h text:style-name="Heading_20_2" text:outline-level="2">Create a New View</text:h>
      <text:p text:style-name="P8">four basic properties in a view: el, initialize, render and events</text:p>
      <text:p text:style-name="P2"><text:soft-page-break/>Extend Backbone.View. The following creates a new view</text:p>
      <text:p text:style-name="code1">var TodoView = Backbone.View.extend({</text:p>
      <text:p text:style-name="code1"><text:tab/>tagName: 'li',</text:p>
      <text:p text:style-name="code1"><text:tab/>todoTpl: _.template('an example template'),</text:p>
      <text:p text:style-name="code1"><text:tab/>events: {</text:p>
      <text:p text:style-name="code1"><text:tab/><text:tab/>'dblclick label': 'edit',</text:p>
      <text:p text:style-name="code1"><text:tab/><text:tab/>'keypress .edit': 'updateOnEnter',</text:p>
      <text:p text:style-name="code1"><text:tab/><text:tab/>'blur .edit': 'close'</text:p>
      <text:p text:style-name="code1"><text:tab/>},</text:p>
      <text:p text:style-name="code1"><text:tab/>render: function() {</text:p>
      <text:p text:style-name="code1"><text:tab/><text:tab/>console.log('render');</text:p>
      <text:p text:style-name="code1"><text:tab/><text:tab/>this.$el.html( this.todoTpl( this.model.toJSON() ));</text:p>
      <text:p text:style-name="code1"><text:tab/><text:tab/>this.input = this.$('.edit');</text:p>
      <text:p text:style-name="code1"><text:tab/><text:tab/>return this;</text:p>
      <text:p text:style-name="code1"><text:tab/>},</text:p>
      <text:p text:style-name="code1"><text:tab/>edit: function() {</text:p>
      <text:p text:style-name="code1"><text:tab/><text:tab/>console.log('edit');</text:p>
      <text:p text:style-name="code1"><text:tab/>},</text:p>
      <text:p text:style-name="code1"><text:tab/>close: function() {</text:p>
      <text:p text:style-name="code1"><text:tab/><text:tab/>console.log('close');</text:p>
      <text:p text:style-name="code1"><text:tab/>},</text:p>
      <text:p text:style-name="code1"><text:tab/>updateOnEnter: function(e) {</text:p>
      <text:p text:style-name="code1"><text:tab/><text:tab/>console.log('updateOnEnter');</text:p>
      <text:p text:style-name="code1"><text:tab/>}</text:p>
      <text:p text:style-name="codelastline">});</text:p>
      <text:p text:style-name="P6">It must have a DOM element that will be referred to as el. This element can either be an existing element in the DOM or a new element to add to the DOM. </text:p>
      <text:p text:style-name="P6">To create a new element for the view, set any combination of the following properties on the view: <text:span text:style-name="T5">el, attributes, </text:span>tagName, id, and className. <text:span text:style-name="T5">If none are specified, this.el is an empty div.</text:span></text:p>
      <text:p text:style-name="P7">For an existing element, set el as a CSS selector:</text:p>
      <text:p text:style-name="codelastline">el: '#footer'</text:p>
      <text:p text:style-name="P7">or set el when creating the view:</text:p>
      <text:p text:style-name="codelastline">var todoView = new TodoView({ el: $('#footer')});</text:p>
      <text:p text:style-name="P7">Backbone makes it quicker to use jQuery functions on the el element and its nested elements. It defines the <text:span text:style-name="codeinline">$el </text:span>property <text:span text:style-name="T4">and the $() function. </text:span></text:p>
      <text:p text:style-name="code1">view.$el is equivalent to $(view.el)</text:p>
      <text:p text:style-name="code1">view.$(selector) is equivalent to $(view.el)</text:p>
      <text:p text:style-name="code1"><text:soft-page-break/></text:p>
      <text:p text:style-name="notebody">the el property represents the markup portion of the element that will be rendered</text:p>
      <text:h text:style-name="Heading_20_2" text:outline-level="2">setElement</text:h>
      <text:p text:style-name="P3">This will apply an existing Backbone view to a different DOM elemen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eva" fo:font-family="Geneva" style:font-family-generic="swiss" style:font-pitch="variable" fo:font-size="20pt" officeooo:rsid="0005ff84" style:font-size-asian="20pt" style:font-size-complex="2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Georgia" fo:font-family="Georgia" style:font-family-generic="roman" style:font-pitch="variable" fo:font-size="14pt" officeooo:rsid="0005ff84" style:font-size-asian="14pt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Geneva" fo:font-family="Genev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code1" style:family="paragraph" style:parent-style-name="Text_20_body" style:class="text">
      <style:paragraph-properties fo:margin-top="0in" fo:margin-bottom="0in" loext:contextual-spacing="false"/>
      <style:text-properties style:font-name="Andale Mono" fo:font-family="'Andale Mono'" style:font-pitch="variable" fo:font-size="11pt" officeooo:rsid="0007772f" style:font-size-asian="11pt" style:font-size-complex="11pt"/>
    </style:style>
    <style:style style:name="codelastline" style:family="paragraph" style:parent-style-name="code1">
      <style:paragraph-properties fo:margin-top="0in" fo:margin-bottom="0.1799in" loext:contextual-spacing="false"/>
    </style:style>
    <style:style style:name="notebody" style:family="paragraph" style:parent-style-name="Text_20_body">
      <style:paragraph-properties fo:margin-top="0in" fo:margin-bottom="0.0402in" loext:contextual-spacing="false"/>
      <style:text-properties officeooo:rsid="000a7a87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Geneva" fo:font-family="Genev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deinline" style:family="text">
      <style:text-properties style:font-name="Andale Mono" fo:font-family="'Andale Mono'" style:font-pitch="variable" fo:font-size="12pt" fo:font-weight="bold" officeooo:rsid="001124b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0:10:10.454980000</meta:creation-date>
    <dc:date>2015-12-01T21:35:17.064575000</dc:date>
    <meta:editing-duration>PT12H12M32S</meta:editing-duration>
    <meta:editing-cycles>12</meta:editing-cycles>
    <meta:generator>LibreOffice/5.0.3.2$MacOSX_X86_64 LibreOffice_project/e5f16313668ac592c1bfb310f4390624e3dbfb75</meta:generator>
    <meta:document-statistic meta:table-count="0" meta:image-count="0" meta:object-count="0" meta:page-count="3" meta:paragraph-count="64" meta:word-count="344" meta:character-count="2355" meta:non-whitespace-character-count="2022"/>
  </office:meta>
</office:document-meta>
</file>